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/>
        </mtd>
      </mtr>
      <mtr>
        <mtd>
          <mtext>The multi dimensional version of a linear regression equation is</mtext>
        </mtd>
      </mtr>
      <mtr>
        <mtd>
          <mrow>
            <mover accent="true">
              <mi>y</mi>
              <mo stretchy="false">^</mo>
            </mover>
            <mrow>
              <mspace width="2em"/>
              <mo stretchy="false">=</mo>
              <mspace width="2em"/>
            </mrow>
            <mi>x</mi>
            <msup>
              <mi>w</mi>
              <mi>T</mi>
            </msup>
            <mrow>
              <mspace width="2em"/>
              <mo stretchy="false">+</mo>
              <mspace width="2em"/>
            </mrow>
            <mi>b</mi>
          </mrow>
        </mtd>
      </mtr>
      <mtr>
        <mtd>
          <mrow/>
        </mtd>
      </mtr>
      <mtr>
        <mtd>
          <mrow>
            <mtext>where </mtext>
            <mover accent="true">
              <mi>y</mi>
              <mo stretchy="false">^</mo>
            </mover>
            <mtext> has dimensions </mtext>
            <mi mathvariant="italic">Nx</mi>
            <mn>1,</mn>
            <mspace width="2em"/>
            <msup>
              <mi>w</mi>
              <mi>T</mi>
            </msup>
            <mtext> has dimensions </mtext>
            <mi mathvariant="italic">Nx</mi>
            <mn>1,</mn>
            <mspace width="2em"/>
            <mi>x</mi>
            <mtext> has dimensions </mtext>
            <mi mathvariant="italic">NxD</mi>
            <mtext>, and </mtext>
            <mi>b</mi>
            <mtext> has dimension 1.</mtext>
          </mrow>
        </mtd>
      </mtr>
      <mtr>
        <mtd>
          <mrow/>
        </mtd>
      </mtr>
      <mtr>
        <mtd>
          <mtext>In expanded form, this equation would be</mtext>
        </mtd>
      </mtr>
      <mtr>
        <mtd>
          <mrow/>
        </mtd>
      </mtr>
      <mtr>
        <mtd>
          <mrow>
            <mover accent="true">
              <mi>y</mi>
              <mo stretchy="false">^</mo>
            </mover>
            <mrow>
              <mspace width="2em"/>
              <mo stretchy="false">=</mo>
              <mspace width="2em"/>
            </mrow>
            <msub>
              <mi>x</mi>
              <mn>1</mn>
            </msub>
            <msub>
              <mi>w</mi>
              <mn>1</mn>
            </msub>
            <mrow>
              <mspace width="2em"/>
              <mo stretchy="false">+</mo>
              <mspace width="2em"/>
            </mrow>
            <msub>
              <mi>x</mi>
              <mn>2</mn>
            </msub>
            <msub>
              <mi>w</mi>
              <mn>2</mn>
            </msub>
            <mrow>
              <mspace width="2em"/>
              <mo stretchy="false">+</mo>
              <mspace width="2em"/>
            </mrow>
            <mo stretchy="false">⋯</mo>
            <mrow>
              <mspace width="2em"/>
              <mo stretchy="false">+</mo>
              <mspace width="2em"/>
            </mrow>
            <msub>
              <mi>x</mi>
              <mi>D</mi>
            </msub>
            <msub>
              <mi>w</mi>
              <mi>D</mi>
            </msub>
            <mrow>
              <mspace width="2em"/>
              <mo stretchy="false">+</mo>
              <mspace width="2em"/>
            </mrow>
            <mi>b</mi>
          </mrow>
        </mtd>
      </mtr>
      <mtr>
        <mtd>
          <mrow/>
        </mtd>
      </mtr>
      <mtr>
        <mtd>
          <mrow>
            <mtext>for each row of values from </mtext>
            <mi>x</mi>
            <mi>.</mi>
          </mrow>
        </mtd>
      </mtr>
      <mtr>
        <mtd>
          <mrow/>
        </mtd>
      </mtr>
      <mtr>
        <mtd>
          <mrow>
            <mtext>To simplify things, we can have </mtext>
            <mi>b</mi>
            <mtext> become </mtext>
            <msub>
              <mi>w</mi>
              <mn>0</mn>
            </msub>
            <mtext> and have </mtext>
            <msub>
              <mi>x</mi>
              <mn>0</mn>
            </msub>
            <mtext> always be a </mtext>
            <mn>1</mn>
            <mtext>.</mtext>
          </mrow>
        </mtd>
      </mtr>
      <mtr>
        <mtd>
          <mrow/>
        </mtd>
      </mtr>
      <mtr>
        <mtd>
          <mrow>
            <mover accent="true">
              <mi>y</mi>
              <mo stretchy="false">^</mo>
            </mover>
            <mrow>
              <mspace width="2em"/>
              <mo stretchy="false">=</mo>
              <mspace width="2em"/>
            </mrow>
            <msub>
              <mi>x</mi>
              <mn>0</mn>
            </msub>
            <msub>
              <mi>w</mi>
              <mn>0</mn>
            </msub>
            <mrow>
              <mspace width="2em"/>
              <mo stretchy="false">+</mo>
              <mspace width="2em"/>
            </mrow>
            <msub>
              <mi>x</mi>
              <mn>1</mn>
            </msub>
            <msub>
              <mi>w</mi>
              <mn>1</mn>
            </msub>
            <mrow>
              <mspace width="2em"/>
              <mo stretchy="false">+</mo>
              <mspace width="2em"/>
            </mrow>
            <msub>
              <mi>x</mi>
              <mn>2</mn>
            </msub>
            <msub>
              <mi>w</mi>
              <mn>2</mn>
            </msub>
            <mrow>
              <mspace width="2em"/>
              <mo stretchy="false">+</mo>
              <mspace width="2em"/>
            </mrow>
            <mo stretchy="false">⋯</mo>
            <mrow>
              <mspace width="2em"/>
              <mo stretchy="false">+</mo>
              <mspace width="2em"/>
            </mrow>
            <msub>
              <mi>x</mi>
              <mi>D</mi>
            </msub>
            <msub>
              <mi>w</mi>
              <mi>D</mi>
            </msub>
          </mrow>
        </mtd>
      </mtr>
      <mtr>
        <mtd>
          <mrow/>
        </mtd>
      </mtr>
      <mtr>
        <mtd>
          <mrow>
            <mtext>where dimension </mtext>
            <mi>D</mi>
            <mtext> is now </mtext>
            <mrow>
              <mi>D</mi>
              <mo stretchy="false">=</mo>
              <mrow>
                <mi>D</mi>
                <mo stretchy="false">+</mo>
                <mn>1</mn>
              </mrow>
            </mrow>
            <mtext> due to absorbing </mtext>
            <mi>b</mi>
            <mi>.</mi>
          </mrow>
        </mtd>
      </mtr>
      <mtr>
        <mtd>
          <mrow/>
        </mtd>
      </mtr>
      <mtr>
        <mtd>
          <mrow>
            <mi>E</mi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row>
                        <mspace width="2em"/>
                        <mo stretchy="false">−</mo>
                        <mspace width="2em"/>
                      </mrow>
                      <mover accent="true">
                        <msub>
                          <mi>y</mi>
                          <mi>i</mi>
                        </msub>
                        <mo stretchy="false">^</mo>
                      </mover>
                    </mrow>
                  </mrow>
                  <mo fence="true" stretchy="false">)</mo>
                </mrow>
                <mn>2</mn>
              </msup>
            </mrow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row>
                        <mspace width="2em"/>
                        <mo stretchy="false">−</mo>
                        <mspace width="2em"/>
                      </mrow>
                      <msub>
                        <mi>x</mi>
                        <mi>i</mi>
                      </msub>
                      <msup>
                        <mi>w</mi>
                        <mi>T</mi>
                      </msup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/>
        </mtd>
      </mtr>
      <mtr>
        <mtd>
          <mrow>
            <mtext>Now we need to find </mtext>
            <mi>D</mi>
            <mtext> partial derivatives with respect to each weight </mtext>
            <msub>
              <mi>w</mi>
              <mi>j</mi>
            </msub>
            <mtext>where </mtext>
            <mi>j</mi>
            <mtext> goes from 1 to </mtext>
            <mi>D</mi>
            <mi>.</mi>
          </mrow>
        </mtd>
      </mtr>
      <mtr>
        <mtd>
          <mrow/>
        </mtd>
      </mtr>
      <mtr>
        <mtd>
          <mrow>
            <mfrac>
              <mrow>
                <mo stretchy="false">∂</mo>
                <mi>E</mi>
              </mrow>
              <mrow>
                <mo stretchy="false">∂</mo>
                <msub>
                  <mi>w</mi>
                  <mi>j</mi>
                </msub>
              </mrow>
            </mfrac>
            <mrow>
              <mspace width="2em"/>
              <mo stretchy="false">=</mo>
              <mspace width="2em"/>
            </mrow>
            <mn>2</mn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stretchy="false">(</mo>
                <mrow>
                  <mrow>
                    <msub>
                      <mi>y</mi>
                      <mi>i</mi>
                    </msub>
                    <mrow>
                      <mspace width="2em"/>
                      <mo stretchy="false">−</mo>
                      <mspace width="2em"/>
                    </mrow>
                    <msub>
                      <mi>x</mi>
                      <mi>i</mi>
                    </msub>
                    <msup>
                      <mi>w</mi>
                      <mi>T</mi>
                    </msup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o stretchy="false">−</mo>
                  <msub>
                    <mi>x</mi>
                    <mi mathvariant="italic">ij</mi>
                  </msub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row>
            <mtext>At this point, with the equations above, we have </mtext>
            <mi>D</mi>
            <mtext> equations and </mtext>
            <mi>D</mi>
            <mtext> unknowns.</mtext>
          </mrow>
        </mtd>
      </mtr>
      <mtr>
        <mtd>
          <mrow/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row>
              <mo fence="true" stretchy="false">(</mo>
              <mrow>
                <mrow>
                  <mo stretchy="false">−</mo>
                  <msub>
                    <mi>x</mi>
                    <mi mathvariant="italic">ij</mi>
                  </msub>
                </mrow>
              </mrow>
              <mo fence="true" stretchy="false">)</mo>
            </mrow>
            <mrow>
              <mspace width="2em"/>
              <mo stretchy="false">−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sup>
              <mi>w</mi>
              <mi>T</mi>
            </msup>
            <mrow>
              <mo fence="true" stretchy="false">(</mo>
              <mrow>
                <mrow>
                  <mo stretchy="false">−</mo>
                  <msub>
                    <mi>x</mi>
                    <mi mathvariant="italic">ij</mi>
                  </msub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sub>
              <mi>x</mi>
              <mi mathvariant="italic">ij</mi>
            </msub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sup>
              <mi>w</mi>
              <mi>T</mi>
            </msup>
            <msub>
              <mi>x</mi>
              <mi mathvariant="italic">ij</mi>
            </msub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w</mi>
            </mrow>
            <msub>
              <mi>x</mi>
              <mi>i</mi>
            </msub>
            <msub>
              <mi>x</mi>
              <mi mathvariant="italic">ij</mi>
            </msub>
          </mrow>
        </mtd>
      </mtr>
      <mtr>
        <mtd>
          <mrow/>
        </mtd>
      </mtr>
      <mtr>
        <mtd>
          <mrow>
            <mi>w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sub>
              <mi>x</mi>
              <mi mathvariant="italic">ij</mi>
            </msub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sub>
              <mi>x</mi>
              <mi mathvariant="italic">ij</mi>
            </msub>
          </mrow>
        </mtd>
      </mtr>
      <mtr>
        <mtd>
          <mrow/>
        </mtd>
      </mtr>
      <mtr>
        <mtd>
          <mrow>
            <mtext>The equation above represents </mtext>
            <mi>D</mi>
            <mtext> different equations. If we represent them all together ...</mtext>
          </mrow>
        </mtd>
      </mtr>
      <mtr>
        <mtd>
          <mrow/>
        </mtd>
      </mtr>
      <mtr>
        <mtd>
          <mrow>
            <mi>w</mi>
            <mrow>
              <mo fence="true" stretchy="false">(</mo>
              <mrow>
                <mrow>
                  <msup>
                    <mi>X</mi>
                    <mi>T</mi>
                  </msup>
                  <mi>X</mi>
                </mrow>
              </mrow>
              <mo fence="true" stretchy="false">)</mo>
            </mrow>
            <mrow>
              <mspace width="2em"/>
              <mo stretchy="false">=</mo>
              <mspace width="2em"/>
            </mrow>
            <msup>
              <mi>Y</mi>
              <mi>T</mi>
            </msup>
            <mi>X</mi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text>Let's substitute </mtext>
            <mover accent="true">
              <mi>y</mi>
              <mo stretchy="false">^</mo>
            </mover>
            <mtext> with </mtext>
            <mi>m</mi>
            <mi>x</mi>
            <mrow>
              <mspace width="2em"/>
              <mo stretchy="false">+</mo>
              <mspace width="2em"/>
            </mrow>
            <mi>b</mi>
            <mtext> and get to work with calculus to </mtext>
            <mtext>reduce this error.</mtext>
          </mrow>
        </mtd>
      </mtr>
      <mtr>
        <mtd>
          <mrow/>
        </mtd>
      </mtr>
      <mtr>
        <mtd>
          <mrow>
            <mi>E</mi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row>
                        <mspace width="2em"/>
                        <mo stretchy="false">−</mo>
                        <mspace width="2em"/>
                      </mrow>
                      <mrow>
                        <mo fence="true" stretchy="false">(</mo>
                        <mrow>
                          <mrow>
                            <mi>m</mi>
                            <mrow>
                              <msub>
                                <mi>x</mi>
                                <mi>i</mi>
                              </msub>
                              <mo stretchy="false">+</mo>
                              <mi>b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/>
        </mtd>
      </mtr>
      <mtr>
        <mtd>
          <mrow>
            <mfrac>
              <mrow>
                <mo stretchy="false">∂</mo>
                <mi>E</mi>
              </mrow>
              <mrow>
                <mo stretchy="false">∂</mo>
                <mi>m</mi>
              </mrow>
            </mfrac>
            <mrow>
              <mspace width="2em"/>
              <mo stretchy="false">=</mo>
              <mspace width="2em"/>
            </mrow>
            <mn>2</mn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stretchy="false">(</mo>
                <mrow>
                  <mrow>
                    <msub>
                      <mi>y</mi>
                      <mi>i</mi>
                    </msub>
                    <mrow>
                      <mspace width="2em"/>
                      <mo stretchy="false">−</mo>
                      <mspace width="2em"/>
                    </mrow>
                    <mrow>
                      <mo fence="true" stretchy="false">(</mo>
                      <mrow>
                        <mrow>
                          <mi>m</mi>
                          <mrow>
                            <msub>
                              <mi>x</mi>
                              <mi>i</mi>
                            </msub>
                            <mo stretchy="false">+</mo>
                            <mi>b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o stretchy="false">−</mo>
                  <msub>
                    <mi>x</mi>
                    <mi>i</mi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o stretchy="false">∂</mo>
                <mi>E</mi>
              </mrow>
              <mrow>
                <mo stretchy="false">∂</mo>
                <mi>b</mi>
              </mrow>
            </mfrac>
            <mrow>
              <mspace width="2em"/>
              <mo stretchy="false">=</mo>
              <mspace width="2em"/>
            </mrow>
            <mn>2</mn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stretchy="false">(</mo>
                <mrow>
                  <mrow>
                    <msub>
                      <mi>y</mi>
                      <mi>i</mi>
                    </msub>
                    <mrow>
                      <mspace width="2em"/>
                      <mo stretchy="false">−</mo>
                      <mspace width="2em"/>
                    </mrow>
                    <mrow>
                      <mo fence="true" stretchy="false">(</mo>
                      <mrow>
                        <mrow>
                          <mi>m</mi>
                          <mrow>
                            <msub>
                              <mi>x</mi>
                              <mi>i</mi>
                            </msub>
                            <mo stretchy="false">+</mo>
                            <mi>b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text>Let's seek a solution for </mtext>
            <mi>m</mi>
            <mtext> and </mtext>
            <mi>b</mi>
            <mtext> where each of the partial derivatives is </mtext>
            <mn>0</mn>
            <mtext>.</mtext>
          </mrow>
        </mtd>
      </mtr>
      <mtr>
        <mtd>
          <mrow>
            <mtext>First for the partial of the error with respect to </mtext>
            <mi>m</mi>
            <mtext> we have:</mtext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space width="2em"/>
            </mrow>
            <mn>2</mn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stretchy="false">(</mo>
                <mrow>
                  <mrow>
                    <msub>
                      <mi>y</mi>
                      <mi>i</mi>
                    </msub>
                    <mrow>
                      <mspace width="2em"/>
                      <mo stretchy="false">−</mo>
                      <mspace width="2em"/>
                    </mrow>
                    <mrow>
                      <mo fence="true" stretchy="false">(</mo>
                      <mrow>
                        <mrow>
                          <mi>m</mi>
                          <mrow>
                            <msub>
                              <mi>x</mi>
                              <mi>i</mi>
                            </msub>
                            <mo stretchy="false">+</mo>
                            <mi>b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o stretchy="false">−</mo>
                  <msub>
                    <mi>x</mi>
                    <mi>i</mi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stretchy="false">(</mo>
                <mrow>
                  <mrow>
                    <mrow>
                      <mo stretchy="false">−</mo>
                      <msub>
                        <mi>y</mi>
                        <mi>i</mi>
                      </msub>
                    </mrow>
                    <msub>
                      <mi>x</mi>
                      <mi>i</mi>
                    </msub>
                    <mrow>
                      <mspace width="2em"/>
                      <mo stretchy="false">+</mo>
                      <mspace width="2em"/>
                    </mrow>
                    <mi>m</mi>
                    <msubsup>
                      <mi>x</mi>
                      <mi>i</mi>
                      <mn>2</mn>
                    </msubsup>
                    <mrow>
                      <mspace width="2em"/>
                      <mo stretchy="false">+</mo>
                      <mspace width="2em"/>
                    </mrow>
                    <mi>b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stretchy="false">(</mo>
                <mrow>
                  <mrow>
                    <mrow>
                      <mo stretchy="false">−</mo>
                      <msub>
                        <mi>y</mi>
                        <mi>i</mi>
                      </msub>
                    </mrow>
                    <msub>
                      <mi>x</mi>
                      <mi>i</mi>
                    </msub>
                    <mrow>
                      <mspace width="2em"/>
                      <mo stretchy="false">+</mo>
                      <mspace width="2em"/>
                    </mrow>
                    <mi>m</mi>
                    <msubsup>
                      <mi>x</mi>
                      <mi>i</mi>
                      <mn>2</mn>
                    </msubsup>
                    <mrow>
                      <mspace width="2em"/>
                      <mo stretchy="false">+</mo>
                      <mspace width="2em"/>
                    </mrow>
                    <mi>b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row>
                <mspace width="2em"/>
                <mo stretchy="false">−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y</mi>
                    <mi>i</mi>
                  </msub>
                </mrow>
              </mrow>
            </mrow>
            <msub>
              <mi>x</mi>
              <mi>i</mi>
            </msub>
            <mrow>
              <mspace width="2em"/>
              <mo stretchy="false">+</mo>
              <mspace width="2em"/>
            </mrow>
            <mi>m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x</mi>
                <mi>i</mi>
                <mn>2</mn>
              </msubsup>
            </mrow>
            <mrow>
              <mspace width="2em"/>
              <mo stretchy="false">+</mo>
              <mspace width="2em"/>
            </mrow>
            <mi>b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</mtd>
      </mtr>
      <mtr>
        <mtd>
          <mrow/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sub>
              <mi>x</mi>
              <mi>i</mi>
            </msub>
            <mrow>
              <mspace width="2em"/>
              <mo stretchy="false">=</mo>
              <mspace width="2em"/>
            </mrow>
            <mi>m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x</mi>
                <mi>i</mi>
                <mn>2</mn>
              </msubsup>
            </mrow>
            <mrow>
              <mspace width="2em"/>
              <mo stretchy="false">+</mo>
              <mspace width="2em"/>
            </mrow>
            <mi>b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</mtd>
      </mtr>
      <mtr>
        <mtd>
          <mrow/>
        </mtd>
      </mtr>
      <mtr>
        <mtd>
          <mrow>
            <mtext>And for the partial of the error with respect to </mtext>
            <mi>b</mi>
            <mtext> we have:</mtext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space width="2em"/>
            </mrow>
            <mn>2</mn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stretchy="false">(</mo>
                <mrow>
                  <mrow>
                    <mrow>
                      <mo stretchy="false">−</mo>
                      <msub>
                        <mi>y</mi>
                        <mi>i</mi>
                      </msub>
                    </mrow>
                    <mrow>
                      <mspace width="2em"/>
                      <mo stretchy="false">+</mo>
                      <mspace width="2em"/>
                    </mrow>
                    <mrow>
                      <mo fence="true" stretchy="false">(</mo>
                      <mrow>
                        <mrow>
                          <mi>m</mi>
                          <mrow>
                            <msub>
                              <mi>x</mi>
                              <mi>i</mi>
                            </msub>
                            <mo stretchy="false">+</mo>
                            <mi>b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row>
                <mspace width="2em"/>
                <mo stretchy="false">−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y</mi>
                    <mi>i</mi>
                  </msub>
                </mrow>
              </mrow>
            </mrow>
            <mrow>
              <mspace width="2em"/>
              <mo stretchy="false">+</mo>
              <mspace width="2em"/>
            </mrow>
            <mi>m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row>
              <mspace width="2em"/>
              <mo stretchy="false">+</mo>
              <mspace width="2em"/>
            </mrow>
            <mi>b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n>1</mn>
            </mrow>
          </mrow>
        </mtd>
      </mtr>
      <mtr>
        <mtd>
          <mrow/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row>
              <mspace width="2em"/>
              <mo stretchy="false">=</mo>
              <mspace width="2em"/>
            </mrow>
            <mi>m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row>
              <mspace width="2em"/>
              <mo stretchy="false">+</mo>
              <mspace width="2em"/>
            </mrow>
            <mi>N</mi>
            <mi>b</mi>
          </mrow>
        </mtd>
      </mtr>
      <mtr>
        <mtd>
          <mrow/>
        </mtd>
      </mtr>
      <mtr>
        <mtd>
          <mtext>Let's repeat our equations for the partials of the errors at a minimum point with respect to m and b.</mtext>
        </mtd>
      </mtr>
      <mtr>
        <mtd>
          <mrow/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sub>
              <mi>x</mi>
              <mi>i</mi>
            </msub>
            <mrow>
              <mspace width="2em"/>
              <mo stretchy="false">=</mo>
              <mspace width="2em"/>
            </mrow>
            <mi>m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x</mi>
                <mi>i</mi>
                <mn>2</mn>
              </msubsup>
            </mrow>
            <mrow>
              <mspace width="2em"/>
              <mo stretchy="false">+</mo>
              <mspace width="2em"/>
            </mrow>
            <mi>b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row>
              <mspace width="2em"/>
              <mo stretchy="false">=</mo>
              <mspace width="2em"/>
            </mrow>
            <mi>m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row>
              <mspace width="2em"/>
              <mo stretchy="false">+</mo>
              <mspace width="2em"/>
            </mrow>
            <mi>N</mi>
            <mi>b</mi>
          </mrow>
        </mtd>
      </mtr>
      <mtr>
        <mtd>
          <mrow/>
        </mtd>
      </mtr>
      <mtr>
        <mtd>
          <mtext>Let's make the following substitutions:</mtext>
        </mtd>
      </mtr>
      <mtr>
        <mtd>
          <mrow/>
        </mtd>
      </mtr>
      <mtr>
        <mtd>
          <mrow>
            <mi>T</mi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x</mi>
                <mi>i</mi>
                <mn>2</mn>
              </msubsup>
            </mrow>
            <mi>,</mi>
            <mspace width="6em"/>
            <mi>U</mi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i>,</mi>
            <mspace width="6em"/>
            <mi>V</mi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sub>
              <mi>x</mi>
              <mi>i</mi>
            </msub>
            <mi>,</mi>
            <mspace width="6em"/>
            <mi>W</mi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</mrow>
        </mtd>
      </mtr>
      <mtr>
        <mtd>
          <mrow/>
        </mtd>
      </mtr>
      <mtr>
        <mtd>
          <mtext>And these yield ...</mtext>
        </mtd>
      </mtr>
      <mtr>
        <mtd>
          <mrow>
            <mi mathvariant="italic">mT</mi>
            <mrow>
              <mspace width="2em"/>
              <mo stretchy="false">+</mo>
              <mspace width="2em"/>
            </mrow>
            <mi mathvariant="italic">bU</mi>
            <mrow>
              <mspace width="2em"/>
              <mo stretchy="false">=</mo>
              <mspace width="2em"/>
            </mrow>
            <mi>V</mi>
          </mrow>
        </mtd>
      </mtr>
      <mtr>
        <mtd>
          <mrow>
            <mi mathvariant="italic">mU</mi>
            <mrow>
              <mspace width="2em"/>
              <mo stretchy="false">+</mo>
              <mspace width="2em"/>
            </mrow>
            <mi mathvariant="italic">bN</mi>
            <mrow>
              <mspace width="2em"/>
              <mo stretchy="false">=</mo>
              <mspace width="2em"/>
            </mrow>
            <mi>W</mi>
          </mrow>
        </mtd>
      </mtr>
      <mtr>
        <mtd>
          <mrow/>
        </mtd>
      </mtr>
      <mtr>
        <mtd>
          <mtext>Multiply the 1st equation by U and the 2nd by T and then subtract the new 2nd equation from the new 1st equation to solve for b:</mtext>
        </mtd>
      </mtr>
      <mtr>
        <mtd>
          <mrow/>
        </mtd>
      </mtr>
      <mtr>
        <mtd>
          <mfrac>
            <mtable>
              <mtr>
                <mtd>
                  <mi mathvariant="italic">mTU</mi>
                </mtd>
                <mtd>
                  <mtext>+</mtext>
                </mtd>
                <mtd>
                  <msup>
                    <mi mathvariant="italic">bU</mi>
                    <mn>2</mn>
                  </msup>
                </mtd>
                <mtd>
                  <mrow>
                    <mspace width="2em"/>
                    <mo stretchy="false">=</mo>
                    <mspace width="2em"/>
                  </mrow>
                </mtd>
                <mtd>
                  <mi mathvariant="italic">VU</mi>
                </mtd>
              </mtr>
              <mtr>
                <mtd>
                  <mrow>
                    <mo stretchy="false">−</mo>
                    <mi mathvariant="italic">mTU</mi>
                  </mrow>
                </mtd>
                <mtd>
                  <mtext>-</mtext>
                </mtd>
                <mtd>
                  <mi mathvariant="italic">bNT</mi>
                </mtd>
                <mtd>
                  <mrow>
                    <mspace width="2em"/>
                    <mo stretchy="false">=</mo>
                    <mspace width="2em"/>
                  </mrow>
                </mtd>
                <mtd>
                  <mrow>
                    <mo stretchy="false">−</mo>
                    <mi mathvariant="italic">WT</mi>
                  </mrow>
                </mtd>
              </mtr>
            </mtable>
            <mtable>
              <mtr>
                <mtd>
                  <mrow>
                    <mspace width="4em"/>
                    <mtext>  </mtext>
                  </mrow>
                </mtd>
                <mtd>
                  <mtext>  </mtext>
                </mtd>
                <mtd>
                  <mrow>
                    <mi>b</mi>
                    <mrow>
                      <mo fence="true" stretchy="false">(</mo>
                      <mrow>
                        <mrow>
                          <msup>
                            <mi>U</mi>
                            <mn>2</mn>
                          </msup>
                          <mo stretchy="false">−</mo>
                          <mi mathvariant="italic">NT</mi>
                        </mrow>
                      </mrow>
                      <mo fence="true" stretchy="false">)</mo>
                    </mrow>
                  </mrow>
                </mtd>
                <mtd>
                  <mrow>
                    <mspace width="2em"/>
                    <mo stretchy="false">=</mo>
                    <mspace width="2em"/>
                  </mrow>
                </mtd>
                <mtd>
                  <mrow>
                    <mi mathvariant="italic">VU</mi>
                    <mo stretchy="false">−</mo>
                    <mi mathvariant="italic">WT</mi>
                  </mrow>
                </mtd>
              </mtr>
            </mtable>
          </mfrac>
        </mtd>
      </mtr>
      <mtr>
        <mtd>
          <mrow/>
        </mtd>
      </mtr>
      <mtr>
        <mtd>
          <mrow>
            <mi>b</mi>
            <mrow>
              <mspace width="2em"/>
              <mo stretchy="false">=</mo>
              <mspace width="2em"/>
            </mrow>
            <mfrac>
              <mrow>
                <mi mathvariant="italic">VU</mi>
                <mrow>
                  <mspace width="2em"/>
                  <mo stretchy="false">−</mo>
                  <mspace width="2em"/>
                </mrow>
                <mi mathvariant="italic">WT</mi>
              </mrow>
              <mrow>
                <msup>
                  <mi>U</mi>
                  <mn>2</mn>
                </msup>
                <mrow>
                  <mspace width="2em"/>
                  <mo stretchy="false">−</mo>
                  <mspace width="2em"/>
                </mrow>
                <mi mathvariant="italic">NT</mi>
              </mrow>
            </mfrac>
          </mrow>
        </mtd>
      </mtr>
      <mtr>
        <mtd>
          <mrow/>
        </mtd>
      </mtr>
      <mtr>
        <mtd>
          <mtext>Multiply the 1st equation by N and the 2nd by U and then subtract the new 2nd equation from the new 1st equation to find m:</mtext>
        </mtd>
      </mtr>
      <mtr>
        <mtd>
          <mrow/>
        </mtd>
      </mtr>
      <mtr>
        <mtd>
          <mfrac>
            <mtable>
              <mtr>
                <mtd>
                  <mi mathvariant="italic">mNT</mi>
                </mtd>
                <mtd>
                  <mtext>+</mtext>
                </mtd>
                <mtd>
                  <mi mathvariant="italic">bUN</mi>
                </mtd>
                <mtd>
                  <mrow>
                    <mspace width="2em"/>
                    <mo stretchy="false">=</mo>
                    <mspace width="2em"/>
                  </mrow>
                </mtd>
                <mtd>
                  <mi mathvariant="italic">VN</mi>
                </mtd>
              </mtr>
              <mtr>
                <mtd>
                  <mrow>
                    <mo stretchy="false">−</mo>
                    <msup>
                      <mi mathvariant="italic">mU</mi>
                      <mn>2</mn>
                    </msup>
                  </mrow>
                </mtd>
                <mtd>
                  <mtext>-</mtext>
                </mtd>
                <mtd>
                  <mi mathvariant="italic">bUN</mi>
                </mtd>
                <mtd>
                  <mrow>
                    <mspace width="2em"/>
                    <mo stretchy="false">=</mo>
                    <mspace width="2em"/>
                  </mrow>
                </mtd>
                <mtd>
                  <mrow>
                    <mo stretchy="false">−</mo>
                    <mi mathvariant="italic">WU</mi>
                  </mrow>
                </mtd>
              </mtr>
            </mtable>
            <mtable>
              <mtr>
                <mtd>
                  <mrow>
                    <mi>m</mi>
                    <mrow>
                      <mo fence="true" stretchy="false">(</mo>
                      <mrow>
                        <mrow>
                          <mi mathvariant="italic">TN</mi>
                          <mo stretchy="false">−</mo>
                          <msup>
                            <mi>U</mi>
                            <mn>2</mn>
                          </msup>
                        </mrow>
                      </mrow>
                      <mo fence="true" stretchy="false">)</mo>
                    </mrow>
                  </mrow>
                </mtd>
                <mtd>
                  <mrow>
                    <mspace width="2em"/>
                    <mtext>  </mtext>
                  </mrow>
                </mtd>
                <mtd>
                  <mtext>   </mtext>
                </mtd>
                <mtd>
                  <mrow>
                    <mspace width="2em"/>
                    <mo stretchy="false">=</mo>
                    <mspace width="2em"/>
                  </mrow>
                </mtd>
                <mtd>
                  <mrow>
                    <mi mathvariant="italic">VN</mi>
                    <mo stretchy="false">−</mo>
                    <mi mathvariant="italic">WU</mi>
                  </mrow>
                </mtd>
              </mtr>
            </mtable>
          </mfrac>
        </mtd>
      </mtr>
      <mtr>
        <mtd>
          <mrow/>
        </mtd>
      </mtr>
      <mtr>
        <mtd>
          <mrow>
            <mi>m</mi>
            <mrow>
              <mspace width="2em"/>
              <mo stretchy="false">=</mo>
              <mspace width="2em"/>
            </mrow>
            <mfrac>
              <mrow>
                <mi mathvariant="italic">VN</mi>
                <mrow>
                  <mspace width="2em"/>
                  <mo stretchy="false">−</mo>
                  <mspace width="2em"/>
                </mrow>
                <mi mathvariant="italic">WU</mi>
              </mrow>
              <mrow>
                <mi mathvariant="italic">TN</mi>
                <mrow>
                  <mspace width="2em"/>
                  <mo stretchy="false">−</mo>
                  <mspace width="2em"/>
                </mrow>
                <msup>
                  <mi>U</mi>
                  <mn>2</mn>
                </msup>
              </mrow>
            </mfrac>
          </mrow>
        </mtd>
      </mtr>
      <mtr>
        <mtd>
          <mrow/>
        </mtd>
      </mtr>
      <mtr>
        <mtd>
          <mtext>To make the denominators match for the equations for m and b:</mtext>
        </mtd>
      </mtr>
      <mtr>
        <mtd>
          <mrow/>
        </mtd>
      </mtr>
      <mtr>
        <mtd>
          <mrow>
            <mi>m</mi>
            <mrow>
              <mspace width="2em"/>
              <mo stretchy="false">=</mo>
              <mspace width="2em"/>
            </mrow>
            <mfrac>
              <mrow>
                <mo stretchy="false">−</mo>
                <mn>1</mn>
              </mrow>
              <mrow>
                <mo stretchy="false">−</mo>
                <mn>1</mn>
              </mrow>
            </mfrac>
            <mfrac>
              <mrow>
                <mi mathvariant="italic">VN</mi>
                <mrow>
                  <mspace width="2em"/>
                  <mo stretchy="false">−</mo>
                  <mspace width="2em"/>
                </mrow>
                <mi mathvariant="italic">WU</mi>
              </mrow>
              <mrow>
                <mi mathvariant="italic">TN</mi>
                <mrow>
                  <mspace width="2em"/>
                  <mo stretchy="false">−</mo>
                  <mspace width="2em"/>
                </mrow>
                <msup>
                  <mi>U</mi>
                  <mn>2</mn>
                </msup>
              </mrow>
            </mfrac>
            <mrow>
              <mspace width="2em"/>
              <mo stretchy="false">=</mo>
              <mspace width="2em"/>
            </mrow>
            <mfrac>
              <mrow>
                <mi mathvariant="italic">WU</mi>
                <mrow>
                  <mspace width="2em"/>
                  <mo stretchy="false">−</mo>
                  <mspace width="2em"/>
                </mrow>
                <mi mathvariant="italic">VN</mi>
              </mrow>
              <mrow>
                <msup>
                  <mi>U</mi>
                  <mn>2</mn>
                </msup>
                <mrow>
                  <mspace width="2em"/>
                  <mo stretchy="false">−</mo>
                  <mspace width="2em"/>
                </mrow>
                <mi mathvariant="italic">TN</mi>
              </mrow>
            </mfrac>
          </mrow>
        </mtd>
      </mtr>
      <mtr>
        <mtd>
          <mrow/>
        </mtd>
      </mtr>
      <mtr>
        <mtd>
          <mtext>Now we can just revert our substitutions:</mtext>
        </mtd>
      </mtr>
      <mtr>
        <mtd>
          <mrow/>
        </mtd>
      </mtr>
      <mtr>
        <mtd>
          <mrow>
            <mi>m</mi>
            <mrow>
              <mspace width="2em"/>
              <mo stretchy="false">=</mo>
              <mspace width="2em"/>
            </mrow>
            <mfrac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y</mi>
                    <mi>i</mi>
                  </msub>
                </mrow>
                <mrow>
                  <mspace width="2em"/>
                  <mo stretchy="false">−</mo>
                  <mspace width="2em"/>
                </mrow>
                <mi>N</mi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y</mi>
                    <mi>i</mi>
                  </msub>
                </mrow>
                <msub>
                  <mi>x</mi>
                  <mi>i</mi>
                </msub>
              </mrow>
              <mrow>
                <msup>
                  <mrow>
                    <mo fence="true" stretchy="true">(</mo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underover>
                        <msub>
                          <mi>x</mi>
                          <mi>i</mi>
                        </msub>
                      </mrow>
                    </mrow>
                    <mo fence="true" stretchy="true">)</mo>
                  </mrow>
                  <mn>2</mn>
                </msup>
                <mrow>
                  <mspace width="2em"/>
                  <mo stretchy="false">−</mo>
                  <mspace width="2em"/>
                </mrow>
                <mi>N</mi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sup>
                    <mi>x</mi>
                    <mi>i</mi>
                    <mn>2</mn>
                  </msubsup>
                </mrow>
              </mrow>
            </mfrac>
            <mspace width="10em"/>
            <mi>b</mi>
            <mrow>
              <mspace width="2em"/>
              <mo stretchy="false">=</mo>
              <mspace width="2em"/>
            </mrow>
            <mfrac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y</mi>
                    <mi>i</mi>
                  </msub>
                </mrow>
                <msub>
                  <mi>x</mi>
                  <mi>i</mi>
                </msub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row>
                  <mspace width="2em"/>
                  <mo stretchy="false">−</mo>
                  <mspace width="2em"/>
                </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y</mi>
                    <mi>i</mi>
                  </msub>
                </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sup>
                    <mi>x</mi>
                    <mi>i</mi>
                    <mn>2</mn>
                  </msubsup>
                </mrow>
              </mrow>
              <mrow>
                <msup>
                  <mrow>
                    <mo fence="true" stretchy="true">(</mo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underover>
                        <msub>
                          <mi>x</mi>
                          <mi>i</mi>
                        </msub>
                      </mrow>
                    </mrow>
                    <mo fence="true" stretchy="true">)</mo>
                  </mrow>
                  <mn>2</mn>
                </msup>
                <mrow>
                  <mspace width="2em"/>
                  <mo stretchy="false">−</mo>
                  <mspace width="2em"/>
                </mrow>
                <mi>N</mi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sup>
                    <mi>x</mi>
                    <mi>i</mi>
                    <mn>2</mn>
                  </msubsup>
                </mrow>
              </mrow>
            </mfrac>
          </mrow>
        </mtd>
      </mtr>
      <mtr>
        <mtd>
          <mrow/>
        </mtd>
      </mtr>
      <mtr>
        <mtd>
          <mtext>We can make this a bit more elegant looking by using the following two definitions:</mtext>
        </mtd>
      </mtr>
      <mtr>
        <mtd>
          <mrow/>
        </mtd>
      </mtr>
      <mtr>
        <mtd>
          <mrow>
            <mover accent="true">
              <mi>x</mi>
              <mo>¯</mo>
            </mover>
            <mrow>
              <mspace width="2em"/>
              <mo stretchy="false">=</mo>
              <mspace width="2em"/>
            </mrow>
            <mfrac>
              <mn>1</mn>
              <mi>N</mi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space width="6em"/>
            <mtext>and</mtext>
            <mspace width="6em"/>
            <mover accent="true">
              <mi mathvariant="italic">xy</mi>
              <mo>¯</mo>
            </mover>
            <mrow>
              <mspace width="2em"/>
              <mo stretchy="false">=</mo>
              <mspace width="2em"/>
            </mrow>
            <mfrac>
              <mn>1</mn>
              <mi>N</mi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sub>
              <mi>y</mi>
              <mi>i</mi>
            </msub>
          </mrow>
        </mtd>
      </mtr>
      <mtr>
        <mtd>
          <mrow/>
        </mtd>
      </mtr>
      <mtr>
        <mtd>
          <mtext>Using these two definitions in the equations for m and b we get:</mtext>
        </mtd>
      </mtr>
      <mtr>
        <mtd>
          <mrow/>
        </mtd>
      </mtr>
      <mtr>
        <mtd>
          <mrow>
            <mi>m</mi>
            <mrow>
              <mspace width="2em"/>
              <mo stretchy="false">=</mo>
              <mspace width="2em"/>
            </mrow>
            <mfrac>
              <mrow>
                <mover accent="true">
                  <mi>x</mi>
                  <mo>¯</mo>
                </mover>
                <mover accent="true">
                  <mi>y</mi>
                  <mo>¯</mo>
                </mover>
                <mrow>
                  <mspace width="2em"/>
                  <mo stretchy="false">−</mo>
                  <mspace width="2em"/>
                </mrow>
                <mover accent="true">
                  <mi mathvariant="italic">yx</mi>
                  <mo>¯</mo>
                </mover>
              </mrow>
              <mrow>
                <msup>
                  <mover accent="true">
                    <mi>x</mi>
                    <mo>¯</mo>
                  </mover>
                  <mn>2</mn>
                </msup>
                <mrow>
                  <mspace width="2em"/>
                  <mo stretchy="false">−</mo>
                  <mspace width="2em"/>
                </mrow>
                <mover accent="true">
                  <msup>
                    <mi>x</mi>
                    <mn>2</mn>
                  </msup>
                  <mo>¯</mo>
                </mover>
              </mrow>
            </mfrac>
            <mspace width="10em"/>
            <mi>b</mi>
            <mrow>
              <mspace width="2em"/>
              <mo stretchy="false">=</mo>
              <mspace width="2em"/>
            </mrow>
            <mfrac>
              <mrow>
                <mover accent="true">
                  <mi mathvariant="italic">yx</mi>
                  <mo>¯</mo>
                </mover>
                <mover accent="true">
                  <mi>x</mi>
                  <mo>¯</mo>
                </mover>
                <mrow>
                  <mspace width="2em"/>
                  <mo stretchy="false">−</mo>
                  <mspace width="2em"/>
                </mrow>
                <mover accent="true">
                  <mi>y</mi>
                  <mo>¯</mo>
                </mover>
                <mover accent="true">
                  <msup>
                    <mi>x</mi>
                    <mn>2</mn>
                  </msup>
                  <mo>¯</mo>
                </mover>
              </mrow>
              <mrow>
                <msup>
                  <mover accent="true">
                    <mi>x</mi>
                    <mo>¯</mo>
                  </mover>
                  <mn>2</mn>
                </msup>
                <mrow>
                  <mspace width="2em"/>
                  <mo stretchy="false">−</mo>
                  <mspace width="2em"/>
                </mrow>
                <mover accent="true">
                  <msup>
                    <mi>x</mi>
                    <mn>2</mn>
                  </msup>
                  <mo>¯</mo>
                </mover>
              </mrow>
            </mfrac>
          </mrow>
        </mtd>
      </mtr>
      <mtr>
        <mtd>
          <mrow/>
        </mtd>
      </mtr>
      <mtr>
        <mtd>
          <mtext>we can now plug m and b back into our line equation, and the output points from this line model are our predictions. </mtext>
        </mtd>
      </mtr>
      <mtr>
        <mtd>
          <mtext>We can now use a metric to determine how good our line model is working. This model is called R-squared. It is as follows:</mtext>
        </mtd>
      </mtr>
      <mtr>
        <mtd>
          <mrow/>
        </mtd>
      </mtr>
      <mtr>
        <mtd>
          <mrow>
            <msup>
              <mi>R</mi>
              <mn>2</mn>
            </msup>
            <mrow>
              <mspace width="2em"/>
              <mo stretchy="false">=</mo>
              <mspace width="2em"/>
            </mrow>
            <mn>1</mn>
            <mrow>
              <mspace width="2em"/>
              <mo stretchy="false">−</mo>
              <mspace width="2em"/>
            </mrow>
            <mfrac>
              <msub>
                <mi mathvariant="italic">SS</mi>
                <mi mathvariant="italic">res</mi>
              </msub>
              <msub>
                <mi mathvariant="italic">SS</mi>
                <mi mathvariant="italic">tot</mi>
              </msub>
            </mfrac>
            <mi>,</mi>
            <mspace width="4em"/>
            <mtext>where</mtext>
            <mspace width="4em"/>
            <msub>
              <mi mathvariant="italic">SS</mi>
              <mi mathvariant="italic">res</mi>
            </msub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row>
                        <mspace width="2em"/>
                        <mo stretchy="false">−</mo>
                        <mspace width="2em"/>
                      </mrow>
                      <mover accent="true">
                        <msub>
                          <mi>y</mi>
                          <mi>i</mi>
                        </msub>
                        <mo stretchy="false">^</mo>
                      </mover>
                    </mrow>
                  </mrow>
                  <mo fence="true" stretchy="false">)</mo>
                </mrow>
                <mn>2</mn>
              </msup>
            </mrow>
            <mspace width="4em"/>
            <mtext>and  </mtext>
            <mspace width="4em"/>
            <msub>
              <mi mathvariant="italic">SS</mi>
              <mi mathvariant="italic">tot</mi>
            </msub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row>
                        <mspace width="2em"/>
                        <mo stretchy="false">−</mo>
                        <mspace width="2em"/>
                      </mrow>
                      <mover accent="true">
                        <msub>
                          <mi>y</mi>
                          <mi>i</mi>
                        </msub>
                        <mo>¯</mo>
                      </mover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/>
        </mtd>
      </mtr>
      <mtr>
        <mtd>
          <mrow>
            <mtext>An </mtext>
            <msup>
              <mi>R</mi>
              <mn>2</mn>
            </msup>
            <mtext> of 1 means our model is perfect - it has no error.</mtext>
          </mrow>
        </mtd>
      </mtr>
      <mtr>
        <mtd>
          <mrow>
            <mtext>An </mtext>
            <msup>
              <mi>R</mi>
              <mn>2</mn>
            </msup>
            <mtext> of 0 means our model is no better than just using the average.</mtext>
          </mrow>
        </mtd>
      </mtr>
      <mtr>
        <mtd>
          <mrow>
            <mtext>An </mtext>
            <msup>
              <mi>R</mi>
              <mn>2</mn>
            </msup>
            <mtext> of &lt; 0 means our model is no worse than just using the average.</mtext>
          </mrow>
        </mtd>
      </mtr>
      <mtr>
        <mtd>
          <mrow/>
        </mtd>
      </mtr>
    </mtable>
    <annotation encoding="StarMath 5.0">newline newline

"The multi dimensional version of a linear regression equation is"
newline

hat {y} ~=~ x w sup{T}  ~+~ b 
newline newline

"where " hat {y} " has dimensions " Nx1,~
w sup{T} " has dimensions " Nx1,~
x " has dimensions " NxD 
", and " b " has dimension 1."
newline newline

"In expanded form, this equation would be" 
newline newline

hat {y} 	~=~ x sub{1} w sub{1} ~+~ x sub{2} w sub{2} 
			~+~ dotsaxis  ~+~ x sub{D} w sub{D} ~+~ b 
newline newline

"for each row of values from " x.
newline newline

"To simplify things, we can have " b " become " w sub{0} 
" and have " x sub{ 0} " always be a " 1 "."
newline newline

hat {y} 	~=~ x sub{0} w sub{0} ~+~ x sub{1} w sub{1} ~+~ x sub{2} w sub{2} 
			~+~ dotsaxis  ~+~ x sub{D} w sub{D}
newline newline

"where dimension " D " is now " D=D+1 " due to absorbing " b.
newline newline

E	~=~ sum from{i=1} to {N} (y sub{i} ~-~ hat{y sub{i}}) sup{2}
	~=~ sum from{i=1} to {N} (y sub{i} ~-~ x sub{i} w sup{T}) sup{2}
newline newline

"Now we need to find " D " partial derivatives with respect to each weight " w sub{j}
"where " j " goes from 1 to " D.
newline newline

{ partial{E} } over { partial{w sub{j} } }
	~=~	2 sum from{i=1} to {N} (y sub{i} ~-~ x sub{i} w sup{T}) (- x sub{ ij })
	~=~	0
newline newline

"At this point, with the equations above, we have " D " equations and " D " unknowns."
newline newline

sum from{i=1} to {N} y sub{i} (- x sub{ ij }) 
	~-~ sum from{i=1} to {N} x sub{i} w sup{T} (- x sub{ ij }) ~=~	0
newline newline

sum from{i=1} to {N} y sub{i} x sub{ ij }
	~=~ sum from{i=1} to {N} x sub{i} w sup{T} x sub{ ij }
	~=~ sum from{i=1} to {N} w x sub{i} x sub{ ij }
newline newline

w sum from{i=1} to {N} x sub{i} x sub{ ij }
	~=~ sum from{i=1} to {N} y sub{i} x sub{ ij }
newline newline

"The equation above represents " D " different equations. If we represent them all together ..."
newline newline

w (X sup{T} X) ~=~ Y sup{T} X
newline newline
newline newline
newline newline

"Let's substitute " hat{ y } " with " m x ~+~ b " and get to work with calculus to "
"reduce this error."
newline newline

E ~=~ sum from{i=1} to {N} (y sub{i} ~-~ (m x sub{i} + b)) sup{2}
newline newline

{partial { E }} over {partial { m }} ~=~ 
	2 sum from{i=1} to {N} (y sub{i} ~-~ (m x sub{i} + b)) (-x sub{i})
newline newline

{partial { E }} over {partial { b }} ~=~ 
	2 sum from{i=1} to {N} (y sub{i} ~-~ (m x sub{i} + b))(-1)
newline newline

"Let's seek a solution for " m " and "b" where each of the partial derivatives is " 0"." 
newline
"First for the partial of the error with respect to "m" we have:"
newline newline

0 ~=~ 2 sum from{i=1} to {N} (y sub{i} ~-~ (m x sub{i} + b)) (-x sub{i})
newline newline

0 ~=~ sum from{i=1} to {N} (- y sub{i} x sub{i} ~+~ m x sub{i} sup{2} ~+~ b x sub{i})
newline newline

0 ~=~ sum from{i=1} to {N} (- y sub{i} x sub{i} ~+~ m x sub{i} sup{2} ~+~ b x sub{i})
newline newline


0 	~=~		- sum from{i=1} to {N} y sub{i} x sub{i} 
	~+~ 	m sum from{i=1} to {N} x sub{i} sup{2}
	~+~ 	b sum from{i=1} to {N} x sub{i}
newline newline

sum from{i=1} to {N} y sub{i} x sub{i}  	
	~=~		m sum from{i=1} to {N} x sub{i} sup{2}
	~+~ 	b sum from{i=1} to {N} x sub{i}
newline newline

"And for the partial of the error with respect to "b" we have:"
newline newline

0 ~=~ 2 sum from{i=1} to {N} (-y sub{i} ~+~ (m x sub{i} + b))
newline newline

0 	~=~	-sum from{i=1} to {N} y sub{i} 
	~+~	 m sum from{i=1} to {N} x sub{i}
	~+~	 b sum from{i=1} to {N} 1
newline newline

sum from{i=1} to {N} y sub{i} 
	~=~ m sum from{i=1} to {N} x sub{i} 
	~+~ N b
newline newline

"Let's repeat our equations for the partials of the errors at a minimum point with respect to m and b." newline newline

sum from{i=1} to {N} y sub{i} x sub{i}  	
	~=~		m sum from{i=1} to {N} x sub{i} sup{2}
	~+~ 	b sum from{i=1} to {N} x sub{i}
newline
sum from{i=1} to {N} y sub{i} 
	~=~ m sum from{i=1} to {N} x sub{i} 
	~+~ N b
newline newline

"Let's make the following substitutions:" newline newline

T ~=~ sum from{i=1} to {N} x sub{i} sup{2}, ~~~
U ~=~ sum from{i=1} to {N} x sub{i}, ~~~
V ~=~ sum from{i=1} to {N} y sub{i} x sub{i}, ~~~
W ~=~ sum from{i=1} to {N} y sub{i} 
newline newline

"And these yield ..." newline
mT ~+~ bU ~=~ V newline
mU ~+~ bN ~=~ W newline newline

"Multiply the 1st equation by U and the 2nd by T and then subtract the new 2nd equation from the new 1st equation to solve for b:" newline newline

{{matrix 	{ mTU # "+" # bU sup{2} # ~=~ # VU ##
		 -mTU # "-" # bNT       # ~=~ # -WT }}
over 
{matrix 	{ ~~"  " # "  " # b(U sup{2} - NT) # ~=~ # VU - WT }}}
newline newline

b ~=~ {{ VU ~-~ WT } over { U sup{2} ~-~ NT }}
newline newline

"Multiply the 1st equation by N and the 2nd by U and then subtract the new 2nd equation from the new 1st equation to find m:" newline newline

{{matrix 	{ mNT # "+" # bUN # ~=~ # VN ##
		 	 -mU sup{2} # "-" # bUN  # ~=~ # -WU }}
over 
{matrix 	{ m(TN - U sup{2}) # ~"  " # "   " # ~=~ # VN - WU }}}
newline newline

m 	~=~ {{ VN ~-~ WU } over { TN ~-~ U sup{2} }} 
newline newline

"To make the denominators match for the equations for m and b:" 
newline newline

m	~=~ {{-1} over {-1}} {{ VN ~-~ WU } over { TN ~-~ U sup{2} }} 
	~=~ {{ WU ~-~ VN } over { U sup{2} ~-~ TN }}
newline newline

"Now we can just revert our substitutions:"
newline newline

m	~=~ {	{ sum from{i=1} to {N} x sub{i} sum from{i=1} to {N} y sub{i} 
	~-~ 	  N sum from{i=1} to {N} y sub{i} x sub{i}  } 
	over 
		{ left ( sum from{i=1} to {N} x sub{i} right ) sup{2} 
	~-~ N sum from{i=1} to {N} x sub{i} sup{2} }}
~~~~~
b	~=~ {	{ sum from{i=1} to {N} y sub{i} x sub{i}  sum from{i=1} to {N} x sub{i} 
	~-~ 	  sum from{i=1} to {N} y sub{i}  sum from{i=1} to {N} x sub{i} sup{2}} 
	over 
		{ left ( sum from{i=1} to {N} x sub{i} right ) sup{2} 
	~-~ N sum from{i=1} to {N} x sub{i} sup{2} }}
newline newline

"We can make this a bit more elegant looking by using the following two definitions:"
newline newline

overline {  x } ~=~ {{1} over {N}} sum from{i=1} to {N} x sub{i} 
~~~"and"~~~
overline { xy } ~=~ {{1} over {N}} sum from{i=1} to {N} x sub{i} y sub{i} 
newline newline

"Using these two definitions in the equations for m and b we get:"
newline newline

m	~=~ {	{ overline {x} overline {y} ~-~ overline {yx} }
	over 
		{  {overline {x}} sup{2} ~-~ overline {x} sup{2}}}
~~~~~
b	~=~ {	{ overline {yx} overline {x} 
	~-~ 	  overline {y} overline {x} sup{2}} 
	over 
		{ {overline {x}} sup{2} ~-~ overline {x} sup{2}}}
newline newline

"we can now plug m and b back into our line equation, and the output points from this line model are our predictions. " newline
"We can now use a metric to determine how good our line model is working. This model is called R-squared. It is as follows:"
newline newline

R sup{ 2 } ~=~ 1 ~-~ {SS sub { res }} over {SS sub { tot }}, 
	~~"where"~~ SS sub{res} ~=~ sum from{i=1} to {N} 
			(y sub{i}~-~hat {y sub{i}}) sup{2}
	~~"and  "~~ SS sub{tot} ~=~ sum from{i=1} to {N} 
			(y sub{i}~-~overline {y sub{i}})  sup{2}
newline newline

"An " R sup{ 2 } " of 1 means our model is perfect - it has no error."
newline
"An " R sup{ 2 } " of 0 means our model is no better than just using the average."
newline
"An " R sup{ 2 } " of &lt; 0 means our model is no worse than just using the average."
newline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07:45:15.476849958</meta:creation-date>
    <dc:date>2019-06-12T20:31:06.804016691</dc:date>
    <meta:editing-duration>PT1H23M38S</meta:editing-duration>
    <meta:editing-cycles>9</meta:editing-cycles>
    <meta:generator>LibreOffice/5.1.6.2$Linux_X86_64 LibreOffice_project/10m0$Build-2</meta:generator>
  </office:meta>
</office:document-meta>
</file>